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Standard" style:master-page-name="">
      <style:paragraph-properties fo:text-align="start" fo:text-align-last="justify" style:justify-single-word="true" fo:hyphenation-ladder-count="no-limit" style:page-number="auto"/>
      <style:text-properties fo:hyphenate="false" fo:hyphenation-remain-char-count="2" fo:hyphenation-push-char-count="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loAmeterhigh1 kiloAmeterhigh2 kiloAmeterhigh3 kiloAmeterhigh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2cm" fo:page-height="9.9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001cm" fo:page-height="9.9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StarOffice/9$Win32 OpenOffice.org_project/300m7$Build-9354</meta:generator>
    <meta:creation-date>2003-11-14T09:57:30</meta:creation-date>
    <dc:date>2008-09-23T11:44:40.34</dc:date>
    <dc:language>en-US</dc:language>
    <meta:editing-cycles>14</meta:editing-cycles>
    <meta:editing-duration>PT01H06M03S</meta:editing-duration>
    <meta:document-statistic meta:table-count="0" meta:image-count="0" meta:object-count="0" meta:page-count="1" meta:paragraph-count="1" meta:word-count="4" meta:character-count="63"/>
    <meta:user-defined meta:name="Info 1"/>
    <meta:user-defined meta:name="Info 2"/>
    <meta:user-defined meta:name="Info 3"/>
    <meta:user-defined meta:name="Info 4"/>
  </office:meta>
</office:document-meta>
</file>